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.506cm"/>
    </style:style>
    <style:style style:name="pr2" style:family="presentation" style:parent-style-name="Blue_5f_Curve-subtitle">
      <style:graphic-properties draw:fill-color="#ffffff" fo:min-height="5.826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draw:auto-grow-height="true" fo:min-height="1.771cm"/>
    </style:style>
    <style:style style:name="pr5" style:family="presentation" style:parent-style-name="Blue_5f_Curve1-outline1">
      <style:graphic-properties fo:min-height="5.576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start"/>
    </style:style>
    <style:style style:name="P3" style:family="paragraph">
      <loext:graphic-properties draw:fill-color="#ffffff"/>
      <style:paragraph-properties fo:line-height="150%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draw:frame presentation:style-name="pr1" draw:text-style-name="P1" draw:layer="layout" svg:width="25.199cm" svg:height="3.506cm" svg:x="1.27cm" svg:y="3.86cm" presentation:class="title" presentation:user-transformed="true">
          <draw:text-box>
            <text:p text:style-name="P1">CONVERSATIONAL EXTRACTION</text:p>
          </draw:text-box>
        </draw:frame>
        <draw:frame presentation:style-name="pr2" draw:text-style-name="P3" draw:layer="layout" svg:width="25.199cm" svg:height="5.826cm" svg:x="1.4cm" svg:y="11.267cm" presentation:class="subtitle">
          <draw:text-box>
            <text:p text:style-name="P2">Group members: Burčul Marko, Tomašević Martin</text:p>
            <text:p text:style-name="P2">Group ID: 17</text:p>
            <text:p text:style-name="P2">Project ID: 1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Need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apist – keeping track of the most important (frequent) topics and how they change through time and evaluate improvement</text:p>
              </text:list-item>
              <text:list-item>
                <text:p>Parents – get insight in their child improvement and also get information about which topics should they talk to their children</text:p>
              </text:list-item>
              <text:list-item>
                <text:p>Children – improve their mental health and communication with the rest of the society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Requiremen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oice recording should be possible with a smartphone/computer</text:p>
              </text:list-item>
              <text:list-item>
                <text:p>Data from each session should be stored in the system</text:p>
              </text:list-item>
              <text:list-item>
                <text:p>Therapist should be able to modify the data in a way to resolve ambiguity and to emphasize words/topics that are more relevant in his/her opinion</text:p>
              </text:list-item>
              <text:list-item>
                <text:p>Most important words/topics are going to be visualized so the parents could easily interpret them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1T13:36:05.646903332</meta:creation-date>
    <meta:editing-duration>PT4M21S</meta:editing-duration>
    <meta:editing-cycles>2</meta:editing-cycles>
    <meta:generator>LibreOffice/6.0.3.2$Linux_X86_64 LibreOffice_project/00m0$Build-2</meta:generator>
    <dc:title>Blue Curve</dc:title>
    <dc:date>2018-10-11T13:51:03.076372298</dc:date>
    <meta:document-statistic meta:object-count="47"/>
  </office:meta>
</office:document-meta>
</file>